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6" style:parent-style-name="Fuentedepárrafopredeter." style:family="text">
      <style:text-properties style:language-asian="es" style:country-asian="ES"/>
    </style:style>
    <style:style style:name="T7" style:parent-style-name="Fuentedepárrafopredeter." style:family="text">
      <style:text-properties style:language-asian="es" style:country-asian="ES"/>
    </style:style>
    <style:style style:name="T8" style:parent-style-name="Fuentedepárrafopredeter." style:family="text">
      <style:text-properties fo:color="#44546A"/>
    </style:style>
    <style:style style:name="T9" style:parent-style-name="Fuentedepárrafopredeter." style:family="text">
      <style:text-properties style:language-asian="es" style:country-asian="ES"/>
    </style:style>
    <style:style style:name="P10" style:parent-style-name="Normal" style:family="paragraph">
      <style:paragraph-properties fo:text-align="center" fo:margin-top="0.1666in"/>
    </style:style>
    <style:style style:name="T11" style:parent-style-name="Fuentedepárrafopredeter." style:family="text">
      <style:text-properties fo:color="#FFFFFF"/>
    </style:style>
    <style:style style:name="T12" style:parent-style-name="Fuentedepárrafopredeter." style:family="text">
      <style:text-properties style:language-asian="es" style:country-asian="ES"/>
    </style:style>
    <style:style style:name="T13" style:parent-style-name="Fuentedepárrafopredeter." style:family="text">
      <style:text-properties style:language-asian="es" style:country-asian="ES"/>
    </style:style>
    <style:style style:name="T14" style:parent-style-name="Fuentedepárrafopredeter." style:family="text">
      <style:text-properties style:language-asian="es" style:country-asian="ES"/>
    </style:style>
    <style:style style:name="P15" style:parent-style-name="Normal" style:family="paragraph">
      <style:paragraph-properties fo:line-height="100%"/>
    </style:style>
    <style:style style:name="T16" style:parent-style-name="Fuentedepárrafopredeter." style:family="text">
      <style:text-properties style:font-name="Calibri Light" style:font-name-asian="Times New Roman" fo:color="#4472C4" fo:font-size="28pt" style:font-size-asian="28pt" style:font-size-complex="28pt"/>
    </style:style>
    <style:style style:name="T17" style:parent-style-name="Fuentedepárrafopredeter." style:family="text">
      <style:text-properties style:font-name="Calibri Light" style:font-name-asian="Times New Roman" fo:color="#44546A" fo:font-size="16pt" style:font-size-asian="16pt" style:font-size-complex="16pt"/>
    </style:style>
    <style:style style:name="P18" style:parent-style-name="Normal" style:family="paragraph">
      <style:paragraph-properties fo:break-before="page"/>
    </style:style>
    <style:style style:name="T19" style:parent-style-name="Énfasissutil" style:family="text">
      <style:text-properties fo:font-weight="bold" style:font-weight-asian="bold" style:text-underline-type="single" style:text-underline-style="solid" style:text-underline-width="auto" style:text-underline-mode="continuous"/>
    </style:style>
    <style:style style:name="P20" style:parent-style-name="TDC1" style:family="paragraph">
      <style:paragraph-properties>
        <style:tab-stops>
          <style:tab-stop style:type="right" style:leader-style="dotted" style:leader-text="." style:position="5.8986in"/>
        </style:tab-stops>
      </style:paragraph-properties>
    </style:style>
    <style:style style:name="P21" style:parent-style-name="TDC3" style:family="paragraph">
      <style:paragraph-properties>
        <style:tab-stops>
          <style:tab-stop style:type="right" style:leader-style="dotted" style:leader-text="." style:position="5.593in"/>
        </style:tab-stops>
      </style:paragraph-properties>
    </style:style>
    <style:style style:name="T22" style:parent-style-name="Hipervínculo" style:family="text">
      <style:text-properties fo:font-weight="bold" style:font-weight-asian="bold" fo:font-style="italic" style:font-style-asian="italic" style:font-style-complex="italic"/>
    </style:style>
    <style:style style:name="P23" style:parent-style-name="TDC3" style:family="paragraph">
      <style:paragraph-properties>
        <style:tab-stops>
          <style:tab-stop style:type="right" style:leader-style="dotted" style:leader-text="." style:position="5.593in"/>
        </style:tab-stops>
      </style:paragraph-properties>
    </style:style>
    <style:style style:name="T24" style:parent-style-name="Hipervínculo" style:family="text">
      <style:text-properties fo:font-weight="bold" style:font-weight-asian="bold" fo:font-style="italic" style:font-style-asian="italic" style:font-style-complex="italic"/>
    </style:style>
    <style:style style:name="P25" style:parent-style-name="TDC3" style:family="paragraph">
      <style:paragraph-properties>
        <style:tab-stops>
          <style:tab-stop style:type="right" style:leader-style="dotted" style:leader-text="." style:position="5.593in"/>
        </style:tab-stops>
      </style:paragraph-properties>
    </style:style>
    <style:style style:name="T26" style:parent-style-name="Hipervínculo" style:family="text">
      <style:text-properties fo:font-weight="bold" style:font-weight-asian="bold" fo:font-style="italic" style:font-style-asian="italic" style:font-style-complex="italic"/>
    </style:style>
    <style:style style:name="P27" style:parent-style-name="TDC3" style:family="paragraph">
      <style:paragraph-properties>
        <style:tab-stops>
          <style:tab-stop style:type="right" style:leader-style="dotted" style:leader-text="." style:position="5.593in"/>
        </style:tab-stops>
      </style:paragraph-properties>
    </style:style>
    <style:style style:name="T28" style:parent-style-name="Hipervínculo" style:family="text">
      <style:text-properties fo:font-weight="bold" style:font-weight-asian="bold" fo:font-style="italic" style:font-style-asian="italic" style:font-style-complex="italic"/>
    </style:style>
    <style:style style:name="P29" style:parent-style-name="TDC3" style:family="paragraph">
      <style:paragraph-properties>
        <style:tab-stops>
          <style:tab-stop style:type="right" style:leader-style="dotted" style:leader-text="." style:position="5.593in"/>
        </style:tab-stops>
      </style:paragraph-properties>
    </style:style>
    <style:style style:name="T30" style:parent-style-name="Hipervínculo" style:family="text">
      <style:text-properties fo:font-weight="bold" style:font-weight-asian="bold" fo:font-style="italic" style:font-style-asian="italic" style:font-style-complex="italic"/>
    </style:style>
    <style:style style:name="P31" style:parent-style-name="TDC3" style:family="paragraph">
      <style:paragraph-properties>
        <style:tab-stops>
          <style:tab-stop style:type="right" style:leader-style="dotted" style:leader-text="." style:position="5.593in"/>
        </style:tab-stops>
      </style:paragraph-properties>
    </style:style>
    <style:style style:name="T32" style:parent-style-name="Hipervínculo" style:family="text">
      <style:text-properties fo:font-weight="bold" style:font-weight-asian="bold" fo:font-style="italic" style:font-style-asian="italic" style:font-style-complex="italic"/>
    </style:style>
    <style:style style:name="P33" style:parent-style-name="TDC3" style:family="paragraph">
      <style:paragraph-properties>
        <style:tab-stops>
          <style:tab-stop style:type="right" style:leader-style="dotted" style:leader-text="." style:position="5.593in"/>
        </style:tab-stops>
      </style:paragraph-properties>
    </style:style>
    <style:style style:name="T34" style:parent-style-name="Hipervínculo" style:family="text">
      <style:text-properties fo:font-weight="bold" style:font-weight-asian="bold" fo:font-style="italic" style:font-style-asian="italic" style:font-style-complex="italic"/>
    </style:style>
    <style:style style:name="P35" style:parent-style-name="TDC3" style:family="paragraph">
      <style:paragraph-properties>
        <style:tab-stops>
          <style:tab-stop style:type="right" style:leader-style="dotted" style:leader-text="." style:position="5.593in"/>
        </style:tab-stops>
      </style:paragraph-properties>
    </style:style>
    <style:style style:name="T36" style:parent-style-name="Hipervínculo" style:family="text">
      <style:text-properties fo:font-weight="bold" style:font-weight-asian="bold" fo:font-style="italic" style:font-style-asian="italic" style:font-style-complex="italic"/>
    </style:style>
    <style:style style:name="P37" style:parent-style-name="TDC1" style:family="paragraph">
      <style:paragraph-properties>
        <style:tab-stops>
          <style:tab-stop style:type="right" style:leader-style="dotted" style:leader-text="." style:position="5.8986in"/>
        </style:tab-stops>
      </style:paragraph-properties>
    </style:style>
    <style:style style:name="P38" style:parent-style-name="Título1" style:family="paragraph">
      <style:text-properties fo:color="#000000"/>
    </style:style>
    <style:style style:name="P39" style:parent-style-name="Normal" style:family="paragraph">
      <style:paragraph-properties>
        <style:tab-stops>
          <style:tab-stop style:type="left" style:position="3.677in"/>
        </style:tab-stops>
      </style:paragraph-properties>
    </style:style>
    <style:style style:name="P40" style:parent-style-name="Normal" style:family="paragraph">
      <style:text-properties style:text-underline-type="single" style:text-underline-style="solid" style:text-underline-width="auto" style:text-underline-mode="continuous"/>
    </style:style>
    <style:style style:name="P41" style:parent-style-name="Normal" style:family="paragraph">
      <style:text-properties style:text-underline-type="single" style:text-underline-style="solid" style:text-underline-width="auto" style:text-underline-mode="continuous"/>
    </style:style>
    <style:style style:name="P42" style:parent-style-name="Título3" style:family="paragraph">
      <style:paragraph-properties fo:margin-left="0.25in">
        <style:tab-stops/>
      </style:paragraph-properties>
    </style:style>
    <style:style style:name="T43" style:parent-style-name="Énfasis" style:family="text">
      <style:text-properties fo:font-weight="bold" style:font-weight-asian="bold" style:text-underline-type="single" style:text-underline-style="solid" style:text-underline-width="auto" style:text-underline-mode="continuous"/>
    </style:style>
    <style:style style:name="P44" style:parent-style-name="Normal" style:family="paragraph">
      <style:paragraph-properties>
        <style:tab-stops>
          <style:tab-stop style:type="left" style:position="1.3645in"/>
        </style:tab-stops>
      </style:paragraph-properties>
    </style:style>
    <style:style style:name="P45" style:parent-style-name="Título3" style:family="paragraph">
      <style:paragraph-properties fo:margin-left="0.25in">
        <style:tab-stops/>
      </style:paragraph-properties>
    </style:style>
    <style:style style:name="T46" style:parent-style-name="Énfasis" style:family="text">
      <style:text-properties fo:font-weight="bold" style:font-weight-asian="bold" style:text-underline-type="single" style:text-underline-style="solid" style:text-underline-width="auto" style:text-underline-mode="continuous"/>
    </style:style>
    <style:style style:name="P47" style:parent-style-name="Normal" style:family="paragraph">
      <style:paragraph-properties>
        <style:tab-stops>
          <style:tab-stop style:type="left" style:position="1.3645in"/>
        </style:tab-stops>
      </style:paragraph-properties>
    </style:style>
    <style:style style:name="P48" style:parent-style-name="Normal" style:family="paragraph">
      <style:paragraph-properties>
        <style:tab-stops>
          <style:tab-stop style:type="left" style:position="1.3645in"/>
        </style:tab-stops>
      </style:paragraph-properties>
    </style:style>
    <style:style style:name="P49" style:parent-style-name="Título3" style:family="paragraph">
      <style:paragraph-properties fo:margin-left="0.25in">
        <style:tab-stops/>
      </style:paragraph-properties>
    </style:style>
    <style:style style:name="T50" style:parent-style-name="Énfasis" style:family="text">
      <style:text-properties fo:font-weight="bold" style:font-weight-asian="bold" style:text-underline-type="single" style:text-underline-style="solid" style:text-underline-width="auto" style:text-underline-mode="continuous"/>
    </style:style>
    <style:style style:name="P51" style:parent-style-name="Título3" style:family="paragraph">
      <style:paragraph-properties fo:margin-left="0.25in">
        <style:tab-stops/>
      </style:paragraph-properties>
    </style:style>
    <style:style style:name="T52" style:parent-style-name="Énfasis" style:family="text">
      <style:text-properties fo:font-weight="bold" style:font-weight-asian="bold" style:text-underline-type="single" style:text-underline-style="solid" style:text-underline-width="auto" style:text-underline-mode="continuous"/>
    </style:style>
    <style:style style:name="P53" style:parent-style-name="Normal" style:family="paragraph">
      <style:paragraph-properties>
        <style:tab-stops>
          <style:tab-stop style:type="left" style:position="1.3645in"/>
        </style:tab-stops>
      </style:paragraph-properties>
    </style:style>
    <style:style style:name="P54" style:parent-style-name="Normal" style:family="paragraph">
      <style:paragraph-properties>
        <style:tab-stops>
          <style:tab-stop style:type="left" style:position="1.3645in"/>
        </style:tab-stops>
      </style:paragraph-properties>
      <style:text-properties style:text-underline-type="single" style:text-underline-style="solid" style:text-underline-width="auto" style:text-underline-mode="continuous"/>
    </style:style>
    <style:style style:name="P55" style:parent-style-name="Normal" style:family="paragraph">
      <style:paragraph-properties>
        <style:tab-stops>
          <style:tab-stop style:type="left" style:position="1.3645in"/>
        </style:tab-stops>
      </style:paragraph-properties>
    </style:style>
    <style:style style:name="P56" style:parent-style-name="Título3" style:family="paragraph">
      <style:paragraph-properties fo:margin-left="0.25in">
        <style:tab-stops/>
      </style:paragraph-properties>
    </style:style>
    <style:style style:name="T57" style:parent-style-name="Énfasis" style:family="text">
      <style:text-properties fo:font-weight="bold" style:font-weight-asian="bold" style:text-underline-type="single" style:text-underline-style="solid" style:text-underline-width="auto" style:text-underline-mode="continuous"/>
    </style:style>
    <style:style style:name="P58" style:parent-style-name="Título3" style:family="paragraph">
      <style:paragraph-properties fo:margin-left="0.25in">
        <style:tab-stops/>
      </style:paragraph-properties>
    </style:style>
    <style:style style:name="T59" style:parent-style-name="Énfasis" style:family="text">
      <style:text-properties fo:font-weight="bold" style:font-weight-asian="bold" style:text-underline-type="single" style:text-underline-style="solid" style:text-underline-width="auto" style:text-underline-mode="continuous"/>
    </style:style>
    <style:style style:name="T60" style:parent-style-name="Énfasis" style:family="text">
      <style:text-properties fo:font-weight="bold" style:font-weight-asian="bold" style:text-underline-type="single" style:text-underline-style="solid" style:text-underline-width="auto" style:text-underline-mode="continuous"/>
    </style:style>
    <style:style style:name="P61" style:parent-style-name="Título3" style:family="paragraph">
      <style:paragraph-properties fo:margin-left="0.25in">
        <style:tab-stops/>
      </style:paragraph-properties>
    </style:style>
    <style:style style:name="T62" style:parent-style-name="Énfasis" style:family="text">
      <style:text-properties fo:font-weight="bold" style:font-weight-asian="bold" style:text-underline-type="single" style:text-underline-style="solid" style:text-underline-width="auto" style:text-underline-mode="continuous"/>
    </style:style>
    <style:style style:name="P63" style:parent-style-name="Título3" style:family="paragraph">
      <style:paragraph-properties fo:margin-left="0.25in">
        <style:tab-stops/>
      </style:paragraph-properties>
    </style:style>
    <style:style style:name="T64" style:parent-style-name="Énfasis" style:family="text">
      <style:text-properties fo:font-weight="bold" style:font-weight-asian="bold" style:text-underline-type="single" style:text-underline-style="solid" style:text-underline-width="auto" style:text-underline-mode="continuous"/>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fo:wrap-option="wrap" fo:padding-top="0.05in" fo:padding-bottom="0.05in" fo:padding-left="0.3in" fo:padding-right="0.3in" draw:textarea-vertical-align="middle" draw:textarea-horizontal-align="left" style:wrap="run-through" style:run-through="background" draw:fill="gradient" draw:fill-gradient-name="a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44546a"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67171"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4472c4" draw:opacity="100%" draw:stroke="none" style:horizontal-rel="page" style:vertical-rel="page" style:horizontal-pos="from-left" style:vertical-pos="from-top"/>
    </style:style>
  </office:automatic-styles>
  <office:body>
    <office:text text:use-soft-page-breaks="true">
      <text:p text:style-name="P1"><text:span text:style-name="T6"><draw:custom-shape svg:x="0.09375in" svg:y="0.125in" svg:width="8.075in" svg:height="11.4375in" draw:z-index="251663360" draw:id="id0" draw:style-name="a1" draw:name="Rectángulo 466" text:anchor-type="paragraph"><svg:title/><svg:desc/><text:p text:style-name="Normal"/><draw:enhanced-geometry draw:type="non-primitive" svg:viewBox="0 0 21600 21600" draw:enhanced-path="M 0 0 L 21600 0 21600 21600 0 21600 Z N"/></draw:custom-shape></text:span><text:span text:style-name="T7"><draw:frame draw:z-index="251664384" draw:id="id1" draw:style-name="a2" draw:name="Cuadro de texto 465" text:anchor-type="paragraph" svg:x="3.76181in" svg:y="7.71736in" svg:width="2.97639in" svg:height="0.29375in" style:rel-width="scale" style:rel-height="scale"><draw:text-box><text:p text:style-name="Sinespaciado"><text:span text:style-name="T8"><text:s text:c="5"/></text:span></text:p></draw:text-box><svg:title/><svg:desc/></draw:frame></text:span><text:span text:style-name="T9"><draw:custom-shape svg:x="3.76181in" svg:y="0.29236in" svg:width="3.05903in" svg:height="3.50764in" draw:z-index="251660288" draw:id="id2" draw:style-name="a3" draw:name="Rectángulo 467" text:anchor-type="paragraph"><svg:title/><svg:desc/><text:p text:style-name="P10"><text:span text:style-name="T11">Guía de Requerimientos funcionales y no funcionales del proyecto de venta de tickets de cine</text:span></text:p><draw:enhanced-geometry draw:type="non-primitive" svg:viewBox="0 0 21600 21600" draw:enhanced-path="M 0 0 L 21600 0 21600 21600 0 21600 Z N"/></draw:custom-shape></text:span><text:span text:style-name="T12"><draw:custom-shape svg:x="3.63819in" svg:y="0.29236in" svg:width="3.30556in" svg:height="8.18542in" draw:z-index="251659264" draw:id="id3" draw:style-name="a4" draw:name="Rectángulo 468" text:anchor-type="paragraph"><svg:title/><svg:desc/><draw:enhanced-geometry draw:type="non-primitive" svg:viewBox="0 0 21600 21600" draw:enhanced-path="M 0 0 L 21600 0 21600 21600 0 21600 Z N"/></draw:custom-shape></text:span><text:span text:style-name="T13"><draw:custom-shape svg:x="3.76181in" svg:y="8.06806in" svg:width="3.05903in" svg:height="0.12917in" draw:z-index="251662336" draw:id="id4" draw:style-name="a5" draw:name="Rectángulo 469" text:anchor-type="paragraph"><svg:title/><svg:desc/><draw:enhanced-geometry draw:type="non-primitive" svg:viewBox="0 0 21600 21600" draw:enhanced-path="M 0 0 L 21600 0 21600 21600 0 21600 Z N"/></draw:custom-shape></text:span><text:span text:style-name="T14"><draw:frame draw:z-index="251661312" draw:id="id5" draw:style-name="a6" draw:name="Cuadro de texto 470" text:anchor-type="paragraph" svg:x="3.76181in" svg:y="4.09236in" svg:width="2.97639in" svg:height="2.04514in" style:rel-width="scale" style:rel-height="scale"><draw:text-box><text:p text:style-name="P15"><text:span text:style-name="T16">Requerimientos Funcionales y no Funcionales</text:span></text:p><text:p text:style-name="Normal"><text:span text:style-name="T17"><text:s text:c="5"/></text:span></text:p></draw:text-box><svg:title/><svg:desc/></draw:frame></text:span></text:p>
      <text:p text:style-name="P18"/>
      <text:p text:style-name="Puesto"><text:bookmark-start text:name="_Toc33523663"/><text:span text:style-name="T19">Contenido</text:span><text:bookmark-end text:name="_Toc33523663"/></text:p>
      <text:p text:style-name="Normal"/>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20"><text:a xlink:href="#_Toc33652205" office:target-frame-name="_top" xlink:show="replace"><text:span text:style-name="Hipervínculo">Requerimientos Funcionales</text:span><text:tab/>3</text:a></text:p>
          <text:p text:style-name="P21"><text:a xlink:href="#_Toc33652206" office:target-frame-name="_top" xlink:show="replace"><text:span text:style-name="T22">Requerimiento funcional - Gestión de las valoraciones de las películas</text:span><text:tab/>3</text:a></text:p>
          <text:p text:style-name="P23"><text:a xlink:href="#_Toc33652207" office:target-frame-name="_top" xlink:show="replace"><text:span text:style-name="T24">Requerimiento funcional - Búsqueda de películas</text:span><text:tab/>3</text:a></text:p>
          <text:p text:style-name="P25"><text:a xlink:href="#_Toc33652208" office:target-frame-name="_top" xlink:show="replace"><text:span text:style-name="T26">Requerimiento funcional – Inicio de sesión</text:span><text:tab/>3</text:a></text:p>
          <text:p text:style-name="P27"><text:a xlink:href="#_Toc33652209" office:target-frame-name="_top" xlink:show="replace"><text:span text:style-name="T28">Requerimiento funcional – Registro</text:span><text:tab/>3</text:a></text:p>
          <text:p text:style-name="P29"><text:a xlink:href="#_Toc33652210" office:target-frame-name="_top" xlink:show="replace"><text:span text:style-name="T30">Requerimiento funcional – Consultar ayuda</text:span><text:tab/>4</text:a></text:p>
          <text:p text:style-name="P31"><text:a xlink:href="#_Toc33652211" office:target-frame-name="_top" xlink:show="replace"><text:span text:style-name="T32">Requerimiento funcional – Comprar tickets</text:span><text:tab/>4</text:a></text:p>
          <text:p text:style-name="P33"><text:a xlink:href="#_Toc33652212" office:target-frame-name="_top" xlink:show="replace"><text:span text:style-name="T34">Requerimiento funcional – Ver información de películas</text:span><text:tab/>4</text:a></text:p>
          <text:p text:style-name="P35"><text:a xlink:href="#_Toc33652213" office:target-frame-name="_top" xlink:show="replace"><text:span text:style-name="T36">Requerimiento funcional – Ver el horario de la reproducción de las películas</text:span><text:tab/>4</text:a></text:p>
          <text:p text:style-name="P37"><text:a xlink:href="#_Toc33652214" office:target-frame-name="_top" xlink:show="replace"><text:span text:style-name="Hipervínculo">Requerimientos no Funcionales</text:span><text:tab/>4</text:a></text:p>
        </text:index-body>
      </text:table-of-content>
      <text:p text:style-name="Normal"/>
      <text:h text:style-name="P38" text:outline-level="1"/>
      <text:p text:style-name="P39"><text:tab/></text:p>
      <text:p text:style-name="P40"/>
      <text:p text:style-name="P4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1" text:outline-level="1"><text:bookmark-start text:name="_Toc33530192"/><text:bookmark-start text:name="_Toc33652205"/><text:soft-page-break/>Requerimientos Funcionales<text:bookmark-end text:name="_Toc33530192"/><text:bookmark-end text:name="_Toc33652205"/></text:h>
      <text:p text:style-name="Normal"/>
      <text:h text:style-name="P42" text:outline-level="3"><text:bookmark-start text:name="_Toc33530193"/><text:bookmark-start text:name="_Toc33652206"/><text:span text:style-name="T43">Requerimiento funcional - Gestión de las valoraciones de las películas</text:span><text:bookmark-end text:name="_Toc33530193"/><text:bookmark-end text:name="_Toc33652206"/></text:h>
      <text:p text:style-name="Normal">El usuario podrá valorar las películas que haya visto con una<text:s/>puntuación sobre 10 y un comentario. La entrada será por ratón y teclado, y en caso de móvil, por teclado virtual. Y la salida será una parte donde el usuario podrá introducir su valoración. El usuario no podrá realizar ninguna acción errónea.</text:p>
      <text:p text:style-name="Normal">El usuario también podrá modificar sus valoraciones de la misma forma en la cual las introdujo la primera vez. El usuario necesita saber cuál es la valoración que quiere modificar. La entrada será por ratón y teclado, y en caso de móvil, por teclado virtual. Y la salida será una parte donde el usuario podrá modificar su valoración. El usuario no podrá realizar ninguna acción errónea</text:p>
      <text:p text:style-name="Normal">El usuario podrá borrar sus valoraciones. El usuario tiene que saber cuál es la valoración que quiere borrar. La entrada será por ratón, y<text:s/>en el caso de móvil, a través de la pantalla o el teclado. Y la salida será un mensaje que indicará que se ha borrado con éxito. El usuario no podrá realizar ninguna acción errónea.</text:p>
      <text:p text:style-name="P44">El usuario podrá ver las películas las cuales haya valorado. El usuario no<text:s/>necesita saber nada. La entrada será por ratón y teclado, y en el caso de móvil, a través de la pantalla. La salida serán las películas que ha valorado. El usuario no podrá realizar ninguna acción errónea.</text:p>
      <text:h text:style-name="P45" text:outline-level="3"><text:bookmark-start text:name="_Toc33530194"/><text:bookmark-start text:name="_Toc33652207"/><text:span text:style-name="T46">Requerimiento funcional - Búsqueda de películas</text:span><text:bookmark-end text:name="_Toc33530194"/><text:bookmark-end text:name="_Toc33652207"/></text:h>
      <text:p text:style-name="P47"/>
      <text:p text:style-name="P48">El usuario podrá buscar sus películas, las cuales están almacenadas en una base de datos. El usuario tan solo necesita saber el nombre de la película que desea encontrar. La entrada es por ratón y teclado, y en el caso de móvil, a través del teclado o pantalla La salida será una lista de películas las cuales deben estar relacionadas<text:s/>con la que estaba buscando el usuario. No hay acciones erróneas por parte del usuario.</text:p>
      <text:h text:style-name="P49" text:outline-level="3"><text:bookmark-start text:name="_Toc33530195"/><text:bookmark-start text:name="_Toc33652208"/><text:span text:style-name="T50">Requerimiento funcional – Inicio de sesión</text:span><text:bookmark-end text:name="_Toc33530195"/><text:bookmark-end text:name="_Toc33652208"/></text:h>
      <text:p text:style-name="Normal"/>
      <text:p text:style-name="Normal">El usuario podrá iniciar sesión. El usuario necesita saber su usuario y contraseña con el cual se registró en el sistema. La entrada será por ratón y teclado, y en el caso de móvil por teclado virtual o pantalla. La salida será un mensaje en que se indicará un mensaje diciendo si el inicio de sesión<text:s/>se ha realizado correctamente. El usuario podría introducir un usuario y/o una contraseña que no fuera la correcta.</text:p>
      <text:h text:style-name="P51" text:outline-level="3"><text:bookmark-start text:name="_Toc33530196"/><text:bookmark-start text:name="_Toc33652209"/><text:span text:style-name="T52">Requerimiento funcional – Registro</text:span><text:bookmark-end text:name="_Toc33530196"/><text:bookmark-end text:name="_Toc33652209"/></text:h>
      <text:p text:style-name="Normal"/>
      <text:p text:style-name="P53">El usuario podrá registrarse en la página web. El usuario deberá saber su nombre, apellidos, usuario, contraseña, fecha de nacimiento, teléfono y correo electrónico. La entrada será por ratón y teclado, y en el caso de móvil por teclado virtual o pantalla. La salida será un mensaje en el que se indicará si el registro se ha realizado correctamente o no. El usuario podría introducir un usuario el cual esté ya en uso.</text:p>
      <text:p text:style-name="P54"/>
      <text:p text:style-name="P55"/>
      <text:h text:style-name="P56" text:outline-level="3"><text:bookmark-start text:name="_Toc33530197"/><text:bookmark-start text:name="_Toc33652210"/><text:soft-page-break/><text:span text:style-name="T57">Requerimiento funcional – Consultar ayuda</text:span><text:bookmark-end text:name="_Toc33530197"/><text:bookmark-end text:name="_Toc33652210"/></text:h>
      <text:p text:style-name="Normal"/>
      <text:p text:style-name="Normal">El usuario tendrá disponible una sección de ayuda en la cual un administrador contactará con él. El usuario deberá saber el problema o la duda que<text:s/>tiene, su correo electrónico y su nombre. La entrada se realizará a través del ratón y teclado, y en el caso de móvil por el teclado virtual. El usuario podría introducir un correo incorrecto.</text:p>
      <text:h text:style-name="P58" text:outline-level="3"><text:bookmark-start text:name="_Toc33652211"/><text:span text:style-name="T59">Requerimiento funcional – Comprar<text:s/></text:span><text:span text:style-name="T60">tickets</text:span><text:bookmark-end text:name="_Toc33652211"/></text:h>
      <text:p text:style-name="Normal">El usuario podrá comprar uno o varios tickets. El usuario deberá saber la película que quiere ver y cuantos tickets quiere comprar. La entrada se realizará a través del teclado y ratón, y en caso de móvil por teclado virtual o pantalla. No hay acciones erróneas por parte del usuario.</text:p>
      <text:h text:style-name="P61" text:outline-level="3"><text:bookmark-start text:name="_Toc33652212"/><text:span text:style-name="T62">Requerimiento funcional – Ver información de películas</text:span><text:bookmark-end text:name="_Toc33652212"/></text:h>
      <text:p text:style-name="Normal">El usuario podrá ver información sobre las películas que desee. El usuario deberá saber la película de la cual quiere ver la información. La entrada se realizará a través del teclado y ratón, y<text:s/>en caso de móvil por la pantalla o teclado virtual. El usuario no podrá realizar acciones erróneas.</text:p>
      <text:h text:style-name="P63" text:outline-level="3"><text:bookmark-start text:name="_Toc33652213"/><text:span text:style-name="T64">Requerimiento funcional – Ver el horario de la reproducción de las películas</text:span><text:bookmark-end text:name="_Toc33652213"/></text:h>
      <text:p text:style-name="Normal">El usuario podrá ver las películas que se van a proyectar en las diferentes salas y en los diferentes horarios. El usuario deberá saber qué película quiere ver, y a la hora que desea verla. La entrada se realizará a través del ratón y en caso de móvil a través de la pantalla. El usuario no podrá realizar ninguna acción errónea</text:p>
      <text:h text:style-name="Título1" text:outline-level="1"><text:bookmark-start text:name="_Toc33530198"/><text:bookmark-start text:name="_Toc33652214"/>Requerimientos no Funcionales<text:bookmark-end text:name="_Toc33530198"/><text:bookmark-end text:name="_Toc33652214"/></text:h>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4D78" fo:font-size="12pt" style:font-size-asian="12pt" style:font-size-complex="12pt" fo:hyphenate="false"/>
    </style:style>
    <style:style style:name="Normal" style:display-name="Normal" style:family="paragraph">
      <style:text-properties fo:hyphenate="false"/>
    </style:style>
    <style:style style:name="Fuentedepárrafopredeter." style:display-name="Fuente de párrafo predeter." style:family="text"/>
    <style:style style:name="Título1Car" style:display-name="Título 1 Car" style:family="text" style:parent-style-name="Fuentedepárrafopredeter.">
      <style:text-properties style:font-name="Calibri Light" style:font-name-asian="Times New Roman" style:font-name-complex="Times New Roman" fo:color="#2F5496" fo:font-size="16pt" style:font-size-asian="16pt" style:font-size-complex="16pt"/>
    </style:style>
    <style:style style:name="Título" style:display-name="Títul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ítuloCar" style:display-name="Títul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Sinespaciado" style:display-name="Sin espaciado" style:family="paragraph">
      <style:paragraph-properties fo:margin-bottom="0in" fo:line-height="100%"/>
      <style:text-properties style:font-name-asian="Times New Roman" style:language-asian="es" style:country-asian="ES" fo:hyphenate="false"/>
    </style:style>
    <style:style style:name="SinespaciadoCar" style:display-name="Sin espaciado Car" style:family="text" style:parent-style-name="Fuentedepárrafopredeter.">
      <style:text-properties style:font-name-asian="Times New Roman" style:language-asian="es" style:country-asian="ES"/>
    </style:style>
    <style:style style:name="Encabezado" style:display-name="Encabezado"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EncabezadoCar" style:display-name="Encabezado Car" style:family="text" style:parent-style-name="Fuentedepárrafopredeter."/>
    <style:style style:name="Piedepágina" style:display-name="Pie de página" style:family="paragraph" style:parent-style-name="Normal">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PiedepáginaCar" style:display-name="Pie de página Car" style:family="text" style:parent-style-name="Fuentedepárrafopredeter."/>
    <style:style style:name="TítuloTDC" style:display-name="Título TDC" style:family="paragraph" style:parent-style-name="Título1" style:next-style-name="Normal" style:default-outline-level="1">
      <style:text-properties style:language-asian="es" style:country-asian="ES" fo:hyphenate="false"/>
    </style:style>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uesto" style:display-name="Puesto"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PuestoCar" style:display-name="Puesto Car" style:family="text" style:parent-style-name="Fuentedepárrafopredeter.">
      <style:text-properties style:font-name="Calibri Light" style:font-name-asian="Times New Roman" style:font-name-complex="Times New Roman" fo:letter-spacing="-0.0069in" style:letter-kerning="true" fo:font-size="28pt" style:font-size-asian="28pt" style:font-size-complex="28pt"/>
    </style:style>
    <style:style style:name="Título2Car" style:display-name="Título 2 Car" style:family="text" style:parent-style-name="Fuentedepárrafopredeter.">
      <style:text-properties style:font-name="Calibri Light" style:font-name-asian="Times New Roman" style:font-name-complex="Times New Roman" fo:color="#2E74B5" fo:font-size="13pt" style:font-size-asian="13pt" style:font-size-complex="13pt"/>
    </style:style>
    <style:style style:name="Énfasissutil" style:display-name="Énfasis sutil" style:family="text" style:parent-style-name="Fuentedepárrafopredeter.">
      <style:text-properties fo:font-style="italic" style:font-style-asian="italic" style:font-style-complex="italic" fo:color="#404040"/>
    </style:style>
    <style:style style:name="Párrafodelista" style:display-name="Párrafo de lista" style:family="paragraph" style:parent-style-name="Normal">
      <style:paragraph-properties fo:margin-left="0.5in">
        <style:tab-stops/>
      </style:paragraph-properties>
      <style:text-properties fo:hyphenate="false"/>
    </style:style>
    <style:style style:name="Énfasis" style:display-name="Énfasis" style:family="text" style:parent-style-name="Fuentedepárrafopredeter.">
      <style:text-properties fo:font-style="italic" style:font-style-asian="italic" style:font-style-complex="italic"/>
    </style:style>
    <style:style style:name="Título3Car" style:display-name="Título 3 Car" style:family="text" style:parent-style-name="Fuentedepárrafopredeter.">
      <style:text-properties style:font-name="Calibri Light" style:font-name-asian="Times New Roman" style:font-name-complex="Times New Roman" fo:color="#1F4D78" fo:font-size="12pt" style:font-size-asian="12pt" style:font-size-complex="12pt"/>
    </style:style>
    <style:style style:name="TDC3" style:display-name="TD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0" draw:style="linear" draw:angle="0" draw:start-color="#dae3f3" draw:end-color="#8faadc" draw:start-intensity="100%" draw:end-intensity="100%"/>
  </office:styles>
  <office:automatic-styles>
    <style:page-layout style:name="PL0">
      <style:page-layout-properties fo:page-width="8.268in" fo:page-height="11.693in" style:print-orientation="portrait" fo:margin-top="0.4916in" fo:margin-left="1.1812in" fo:margin-bottom="0.4916in" fo:margin-right="1.1812in" style:num-format="1" style:writing-mode="lr-tb">
        <style:footnote-sep style:width="0.007in" style:rel-width="33%" style:color="#000000" style:line-style="solid" style:adjustment="left"/>
      </style:page-layout-properties>
      <style:header-style>
        <style:header-footer-properties style:dynamic-spacing="true" fo:min-height="0.2965in"/>
      </style:header-style>
      <style:footer-style>
        <style:header-footer-properties style:dynamic-spacing="true" fo:min-height="0.4923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style style:name="P4" style:parent-style-name="Normal" style:family="paragraph">
      <style:paragraph-properties>
        <style:tab-stops>
          <style:tab-stop style:type="right" style:leader-style="dotted" style:leader-text="." style:position="6.1375in"/>
        </style:tab-stops>
      </style:paragraph-properties>
    </style:style>
    <style:style style:name="T5" style:parent-style-name="Fuentedepárrafopredeter." style:family="text">
      <style:text-properties fo:font-weight="bold" style:font-weight-asian="bold" style:font-weight-complex="bold"/>
    </style:style>
  </office:automatic-styles>
  <office:master-styles>
    <style:master-page style:name="MP0" style:page-layout-name="PL0">
      <style:footer>
        <text:p text:style-name="P2"><text:page-number text:fixed="false">3</text:page-number></text:p>
        <text:p text:style-name="Piedepágina"/>
      </style:footer>
      <style:footer-left>
        <text:p text:style-name="P3"><text:page-number text:fixed="false">2</text:page-number></text:p>
        <text:p text:style-name="Piedepágina"/>
      </style:footer-left>
    </style:master-page>
    <style:master-page style:next-style-name="MP0" style:name="MPF0" style:page-layout-name="PL0">
      <style:footer>
        <text:p text:style-name="TítuloTDC">Contenido</text:p>
        <text:table-of-content text:name="_TOC6">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source>
          <text:index-body>
            <text:p text:style-name="P4"><text:span text:style-name="T5">No se encontraron entradas de tabla de contenido.</text:span></text:p>
          </text:index-body>
        </text:table-of-content>
        <text:p text:style-name="Normal"/>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Requerimientos Funcionales y no Funcionales</dc:title>
    <dc:description/>
    <dc:subject/>
    <meta:initial-creator/>
    <dc:creator>Aaaa Aaaa</dc:creator>
    <meta:creation-date>2020-02-23T10:13:00Z</meta:creation-date>
    <dc:date>2020-02-26T22:31:00Z</dc:date>
    <meta:template xlink:href="Normal.dotm" xlink:type="simple"/>
    <meta:editing-cycles>17</meta:editing-cycles>
    <meta:editing-duration>PT24540S</meta:editing-duration>
    <meta:document-statistic meta:page-count="4" meta:paragraph-count="10" meta:word-count="838" meta:character-count="5441" meta:row-count="38" meta:non-whitespace-character-count="4613"/>
  </office:meta>
</office:document-meta>
</file>